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0976" officeooo:paragraph-rsid="000e09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0976" officeooo:paragraph-rsid="000e097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3488d9" officeooo:paragraph-rsid="003488d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488d9" officeooo:paragraph-rsid="0037591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75912" officeooo:paragraph-rsid="003759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75912" officeooo:paragraph-rsid="003811d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75912" officeooo:paragraph-rsid="003fe8c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375912" officeooo:paragraph-rsid="0037591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75912" officeooo:paragraph-rsid="003811d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811d9" officeooo:paragraph-rsid="003811d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811d9" officeooo:paragraph-rsid="0039e35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412d1" officeooo:paragraph-rsid="0039e35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9e35c" officeooo:paragraph-rsid="0039e35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9e35c" officeooo:paragraph-rsid="003ad56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ad567" officeooo:paragraph-rsid="003ad56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ad567" officeooo:paragraph-rsid="003cd37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3ad567" officeooo:paragraph-rsid="003ad56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cd379" officeooo:paragraph-rsid="003cd37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cd379" officeooo:paragraph-rsid="003cf7f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cd379" officeooo:paragraph-rsid="003cd37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3cd379" officeooo:paragraph-rsid="00375912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32c930" officeooo:paragraph-rsid="003cd37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3cf7f0" officeooo:paragraph-rsid="003cf7f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18552" officeooo:paragraph-rsid="0011855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fe6e9" officeooo:paragraph-rsid="003cd37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12d1" officeooo:paragraph-rsid="0039e35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412d1" officeooo:paragraph-rsid="003811d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83fd4" officeooo:paragraph-rsid="003811d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83fd4" officeooo:paragraph-rsid="0039e35c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283fd4" officeooo:paragraph-rsid="003cd37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fa614" officeooo:paragraph-rsid="003ad56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0adc6" officeooo:paragraph-rsid="003cd37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2c930" officeooo:paragraph-rsid="003cd37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3ad567" officeooo:paragraph-rsid="003ad567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328a0a" officeooo:paragraph-rsid="0037591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46063" officeooo:paragraph-rsid="0044606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paragraph-rsid="00375912"/>
    </style:style>
    <style:style style:name="P38" style:family="paragraph" style:parent-style-name="Standard" style:list-style-name="L1">
      <style:paragraph-properties fo:text-align="justify" style:justify-single-word="false"/>
      <style:text-properties fo:font-weight="normal" officeooo:rsid="000e0976" officeooo:paragraph-rsid="000e0976" style:font-weight-asian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weight="normal" officeooo:rsid="000e0976" officeooo:paragraph-rsid="000fe6e9" style:font-weight-asian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weight="normal" officeooo:rsid="000fe6e9" officeooo:paragraph-rsid="000fe6e9" style:font-weight-asian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normal" officeooo:rsid="001412d1" officeooo:paragraph-rsid="0015e0e4" style:font-weight-asian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normal" officeooo:rsid="001412d1" officeooo:paragraph-rsid="001412d1" style:font-weight-asian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normal" officeooo:rsid="001412d1" officeooo:paragraph-rsid="00220a34" style:font-weight-asian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normal" officeooo:rsid="0024ee7f" officeooo:paragraph-rsid="0024ee7f" style:font-weight-asian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normal" officeooo:rsid="0015e0e4" officeooo:paragraph-rsid="0015e0e4" style:font-weight-asian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normal" officeooo:rsid="00118552" officeooo:paragraph-rsid="00118552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officeooo:rsid="0021f2e8" officeooo:paragraph-rsid="0021f2e8" style:font-weight-asian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normal" officeooo:rsid="00283fd4" officeooo:paragraph-rsid="00283fd4" style:font-weight-asian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weight="normal" officeooo:rsid="00283fd4" officeooo:paragraph-rsid="0039e35c" style:font-weight-asian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weight="normal" officeooo:rsid="00283fd4" officeooo:paragraph-rsid="00328a0a" style:font-weight-asian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weight="normal" officeooo:rsid="002ae3e0" officeooo:paragraph-rsid="002ae3e0" style:font-weight-asian="normal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fo:font-weight="normal" officeooo:rsid="00173f93" officeooo:paragraph-rsid="0027fa61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normal" officeooo:rsid="00173f93" officeooo:paragraph-rsid="00173f93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weight="normal" officeooo:rsid="0018ccda" officeooo:paragraph-rsid="0018ccda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weight="normal" officeooo:rsid="0018ccda" officeooo:paragraph-rsid="001ddbea" style:font-weight-asian="normal" style:font-weight-complex="normal"/>
    </style:style>
    <style:style style:name="P56" style:family="paragraph" style:parent-style-name="Standard" style:list-style-name="L1">
      <style:paragraph-properties fo:text-align="justify" style:justify-single-word="false"/>
      <style:text-properties fo:font-weight="normal" officeooo:rsid="0027fa61" officeooo:paragraph-rsid="0027fa61" style:font-weight-asian="normal" style:font-weight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fo:font-weight="normal" officeooo:rsid="0027fa61" officeooo:paragraph-rsid="0039e35c" style:font-weight-asian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weight="normal" officeooo:rsid="001ddbea" officeooo:paragraph-rsid="001ddbea" style:font-weight-asian="normal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font-weight="normal" officeooo:rsid="001fa614" officeooo:paragraph-rsid="001fa614" style:font-weight-asian="normal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font-weight="normal" officeooo:rsid="001fa614" officeooo:paragraph-rsid="0020adc6" style:font-weight-asian="normal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fo:font-weight="normal" officeooo:rsid="00293598" officeooo:paragraph-rsid="00293598" style:font-weight-asian="normal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font-weight="normal" officeooo:rsid="0020adc6" officeooo:paragraph-rsid="0020adc6" style:font-weight-asian="normal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font-weight="normal" officeooo:rsid="00328a0a" officeooo:paragraph-rsid="00328a0a" style:font-weight-asian="normal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font-weight="normal" officeooo:rsid="003cd379" officeooo:paragraph-rsid="003cd379" style:font-weight-asian="normal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weight="normal" officeooo:rsid="0032c841" officeooo:paragraph-rsid="0032c841" style:font-weight-asian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font-weight="normal" officeooo:rsid="0032c930" officeooo:paragraph-rsid="0032c930" style:font-weight-asian="normal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paragraph-rsid="00266122"/>
    </style:style>
    <style:style style:name="T1" style:family="text">
      <style:text-properties officeooo:rsid="000fe6e9"/>
    </style:style>
    <style:style style:name="T2" style:family="text">
      <style:text-properties officeooo:rsid="0012f1d1"/>
    </style:style>
    <style:style style:name="T3" style:family="text">
      <style:text-properties officeooo:rsid="001412d1"/>
    </style:style>
    <style:style style:name="T4" style:family="text">
      <style:text-properties officeooo:rsid="00173f93"/>
    </style:style>
    <style:style style:name="T5" style:family="text">
      <style:text-properties officeooo:rsid="00181a33"/>
    </style:style>
    <style:style style:name="T6" style:family="text">
      <style:text-properties officeooo:rsid="001ddbea"/>
    </style:style>
    <style:style style:name="T7" style:family="text">
      <style:text-properties officeooo:rsid="002111f0"/>
    </style:style>
    <style:style style:name="T8" style:family="text">
      <style:text-properties officeooo:rsid="00220a34"/>
    </style:style>
    <style:style style:name="T9" style:family="text">
      <style:text-properties officeooo:rsid="0024ee7f"/>
    </style:style>
    <style:style style:name="T10" style:family="text">
      <style:text-properties officeooo:rsid="00266122"/>
    </style:style>
    <style:style style:name="T11" style:family="text">
      <style:text-properties officeooo:rsid="00266122" style:font-weight-asian="normal" style:font-weight-complex="normal"/>
    </style:style>
    <style:style style:name="T12" style:family="text">
      <style:text-properties officeooo:rsid="00283fd4" style:font-weight-asian="normal" style:font-weight-complex="normal"/>
    </style:style>
    <style:style style:name="T13" style:family="text">
      <style:text-properties officeooo:rsid="0027fa61"/>
    </style:style>
    <style:style style:name="T14" style:family="text">
      <style:text-properties officeooo:rsid="00283fd4"/>
    </style:style>
    <style:style style:name="T15" style:family="text">
      <style:text-properties officeooo:rsid="002ae3e0"/>
    </style:style>
    <style:style style:name="T16" style:family="text">
      <style:text-properties officeooo:rsid="00328a0a"/>
    </style:style>
    <style:style style:name="T17" style:family="text">
      <style:text-properties officeooo:rsid="0032c841"/>
    </style:style>
    <style:style style:name="T18" style:family="text">
      <style:text-properties officeooo:rsid="0032c93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66122" style:font-weight-asian="normal" style:font-weight-complex="normal"/>
    </style:style>
    <style:style style:name="T21" style:family="text">
      <style:text-properties fo:font-weight="normal" officeooo:rsid="00283fd4" style:font-weight-asian="normal" style:font-weight-complex="normal"/>
    </style:style>
    <style:style style:name="T22" style:family="text">
      <style:text-properties fo:font-weight="normal" officeooo:rsid="001412d1" style:font-weight-asian="normal" style:font-weight-complex="normal"/>
    </style:style>
    <style:style style:name="T23" style:family="text">
      <style:text-properties fo:font-weight="normal" officeooo:rsid="0024ee7f" style:font-weight-asian="normal" style:font-weight-complex="normal"/>
    </style:style>
    <style:style style:name="T24" style:family="text">
      <style:text-properties fo:font-weight="normal" officeooo:rsid="00328a0a" style:font-weight-asian="normal" style:font-weight-complex="normal"/>
    </style:style>
    <style:style style:name="T25" style:family="text">
      <style:text-properties fo:font-weight="normal" officeooo:rsid="0015e0e4" style:font-weight-asian="normal" style:font-weight-complex="normal"/>
    </style:style>
    <style:style style:name="T26" style:family="text">
      <style:text-properties fo:font-weight="normal" officeooo:rsid="002111f0" style:font-weight-asian="normal" style:font-weight-complex="normal"/>
    </style:style>
    <style:style style:name="T27" style:family="text">
      <style:text-properties fo:font-weight="normal" officeooo:rsid="00118552" style:font-weight-asian="normal" style:font-weight-complex="normal"/>
    </style:style>
    <style:style style:name="T28" style:family="text">
      <style:text-properties fo:font-weight="normal" officeooo:rsid="0021f2e8" style:font-weight-asian="normal" style:font-weight-complex="normal"/>
    </style:style>
    <style:style style:name="T29" style:family="text">
      <style:text-properties fo:font-weight="normal" officeooo:rsid="002ae3e0" style:font-weight-asian="normal" style:font-weight-complex="normal"/>
    </style:style>
    <style:style style:name="T30" style:family="text">
      <style:text-properties fo:font-weight="normal" officeooo:rsid="0039e35c" style:font-weight-asian="normal" style:font-weight-complex="normal"/>
    </style:style>
    <style:style style:name="T31" style:family="text">
      <style:text-properties fo:font-weight="normal" officeooo:rsid="0027fa61" style:font-weight-asian="normal" style:font-weight-complex="normal"/>
    </style:style>
    <style:style style:name="T32" style:family="text">
      <style:text-properties fo:font-weight="normal" officeooo:rsid="003ad567" style:font-weight-asian="normal" style:font-weight-complex="normal"/>
    </style:style>
    <style:style style:name="T33" style:family="text">
      <style:text-properties fo:font-weight="normal" officeooo:rsid="0012f1d1" style:font-weight-asian="normal" style:font-weight-complex="normal"/>
    </style:style>
    <style:style style:name="T34" style:family="text">
      <style:text-properties fo:font-weight="normal" officeooo:rsid="00173f93" style:font-weight-asian="normal" style:font-weight-complex="normal"/>
    </style:style>
    <style:style style:name="T35" style:family="text">
      <style:text-properties fo:font-weight="normal" officeooo:rsid="00181a33" style:font-weight-asian="normal" style:font-weight-complex="normal"/>
    </style:style>
    <style:style style:name="T36" style:family="text">
      <style:text-properties fo:font-weight="normal" officeooo:rsid="00220a34" style:font-weight-asian="normal" style:font-weight-complex="normal"/>
    </style:style>
    <style:style style:name="T37" style:family="text">
      <style:text-properties fo:font-weight="normal" officeooo:rsid="0018ccda" style:font-weight-asian="normal" style:font-weight-complex="normal"/>
    </style:style>
    <style:style style:name="T38" style:family="text">
      <style:text-properties fo:font-weight="normal" officeooo:rsid="001ddbea" style:font-weight-asian="normal" style:font-weight-complex="normal"/>
    </style:style>
    <style:style style:name="T39" style:family="text">
      <style:text-properties fo:font-weight="normal" officeooo:rsid="001fa614" style:font-weight-asian="normal" style:font-weight-complex="normal"/>
    </style:style>
    <style:style style:name="T40" style:family="text">
      <style:text-properties fo:font-weight="normal" officeooo:rsid="00293598" style:font-weight-asian="normal" style:font-weight-complex="normal"/>
    </style:style>
    <style:style style:name="T41" style:family="text">
      <style:text-properties fo:font-weight="normal" officeooo:rsid="0020adc6" style:font-weight-asian="normal" style:font-weight-complex="normal"/>
    </style:style>
    <style:style style:name="T42" style:family="text">
      <style:text-properties fo:font-weight="normal" officeooo:rsid="000e0976" style:font-weight-asian="normal" style:font-weight-complex="normal"/>
    </style:style>
    <style:style style:name="T43" style:family="text">
      <style:text-properties fo:font-weight="normal" officeooo:rsid="000fe6e9" style:font-weight-asian="normal" style:font-weight-complex="normal"/>
    </style:style>
    <style:style style:name="T44" style:family="text">
      <style:text-properties fo:font-weight="normal" officeooo:rsid="0032c841" style:font-weight-asian="normal" style:font-weight-complex="normal"/>
    </style:style>
    <style:style style:name="T45" style:family="text">
      <style:text-properties fo:font-weight="normal" officeooo:rsid="0032c930" style:font-weight-asian="normal" style:font-weight-complex="normal"/>
    </style:style>
    <style:style style:name="T46" style:family="text">
      <style:text-properties fo:font-weight="normal" officeooo:rsid="003cf7f0" style:font-weight-asian="normal" style:font-weight-complex="normal"/>
    </style:style>
    <style:style style:name="T47" style:family="text">
      <style:text-properties fo:font-weight="normal" officeooo:rsid="0041ab85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488d9" style:font-weight-asian="bold" style:font-weight-complex="bold"/>
    </style:style>
    <style:style style:name="T50" style:family="text">
      <style:text-properties fo:font-weight="bold" officeooo:rsid="00375912" style:font-weight-asian="bold" style:font-weight-complex="bold"/>
    </style:style>
    <style:style style:name="T51" style:family="text">
      <style:text-properties fo:font-weight="bold" officeooo:rsid="003811d9" style:font-weight-asian="bold" style:font-weight-complex="bold"/>
    </style:style>
    <style:style style:name="T52" style:family="text">
      <style:text-properties fo:font-weight="bold" officeooo:rsid="0039e35c" style:font-weight-asian="bold" style:font-weight-complex="bold"/>
    </style:style>
    <style:style style:name="T53" style:family="text">
      <style:text-properties fo:font-weight="bold" officeooo:rsid="003cd379" style:font-weight-asian="bold" style:font-weight-complex="bold"/>
    </style:style>
    <style:style style:name="T54" style:family="text">
      <style:text-properties fo:font-weight="bold" officeooo:rsid="003cf7f0" style:font-weight-asian="bold" style:font-weight-complex="bold"/>
    </style:style>
    <style:style style:name="T55" style:family="text">
      <style:text-properties fo:font-weight="bold" officeooo:rsid="004902dc" style:font-weight-asian="bold" style:font-weight-complex="bold"/>
    </style:style>
    <style:style style:name="T56" style:family="text">
      <style:text-properties officeooo:rsid="003811d9"/>
    </style:style>
    <style:style style:name="T57" style:family="text">
      <style:text-properties officeooo:rsid="0039e35c"/>
    </style:style>
    <style:style style:name="T58" style:family="text">
      <style:text-properties officeooo:rsid="003cd379"/>
    </style:style>
    <style:style style:name="T59" style:family="text">
      <style:text-properties officeooo:rsid="003cf7f0"/>
    </style:style>
    <style:style style:name="T60" style:family="text">
      <style:text-properties officeooo:rsid="0047293a"/>
    </style:style>
    <style:style style:name="T61" style:family="text">
      <style:text-properties officeooo:rsid="004902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Е <text:span text:style-name="T4">СОЗДАНИЯ ПРИЛОЖЕНИЯ «ГЛАЗ»</text:span></text:p>
      <text:p text:style-name="P1"/>
      <text:p text:style-name="P1"/>
      <text:p text:style-name="P1"/>
      <text:p text:style-name="P1">DOWNLOADS-<text:span text:style-name="T56">1</text:span></text:p>
      <text:p text:style-name="P1"/>
      <text:p text:style-name="P10">1.1<text:span text:style-name="T27">При </text:span><text:span text:style-name="T22">скачивании </text:span><text:span text:style-name="T27"><text:s/>запрашивать </text:span><text:span text:style-name="T23">электронная почта и получить код авторизации для создания порола</text:span></text:p>
      <text:p text:style-name="P10"><text:span text:style-name="T9">1,</text:span>2<text:span text:style-name="T21">С</text:span><text:span text:style-name="T28">оздать окно </text:span><text:span text:style-name="T20">добавления</text:span><text:span text:style-name="T28"> пароля</text:span></text:p>
      <text:p text:style-name="P10">1,3 <text:span text:style-name="T21">Порол должен состоять из латинских букв и цифр </text:span></text:p>
      <text:p text:style-name="P28"><text:span text:style-name="T48"><text:s/></text:span><text:span text:style-name="T51">1,4</text:span><text:span text:style-name="T48"> </text:span><text:s text:c="2"/>Длина <text:s/>пароля должен бить минимум 6 максимум 12</text:p>
      <text:p text:style-name="P23">1,5 <text:span text:style-name="T19">При ввода порола <text:s/>меньше 6 и больше 12 <text:s/>дать обратную связь</text:span> «<text:span text:style-name="T21">Длина <text:s/>пароля должен бить минимум 6 максимум 12</text:span>»</text:p>
      <text:p text:style-name="P36">1.6 При успешной регистрации дать обратный связь * регистрация прошла успешно*</text:p>
      <text:p text:style-name="P1"/>
      <text:p text:style-name="P3"><text:s/>Registration page-<text:span text:style-name="T60">2</text:span></text:p>
      <text:p text:style-name="P4"><text:s/></text:p>
      <text:p text:style-name="P37"><text:span text:style-name="T55">2</text:span><text:span text:style-name="T49">,</text:span><text:span text:style-name="T50">1</text:span><text:span text:style-name="T49"> <text:s/></text:span><text:span text:style-name="T22">При регистрации в приложении запрашивать персональные данные(Ф.И.О) <text:s/></text:span><text:span text:style-name="T23">и номер телефона </text:span></text:p>
      <text:p text:style-name="P8"><text:span text:style-name="T61">2,</text:span>2 <text:span text:style-name="T23">На середине экрана </text:span><text:span text:style-name="T21">должно</text:span><text:span text:style-name="T23"> выйти </text:span><text:span text:style-name="T24">окно</text:span><text:span text:style-name="T23"> <text:s/>отдельно от друг друга для </text:span><text:span text:style-name="T21">заполнении </text:span><text:span text:style-name="T23"><text:s/>персональных данных и номер телефона </text:span></text:p>
      <text:p text:style-name="P5"><text:span text:style-name="T61">2,</text:span>3<text:span text:style-name="T19"> </text:span><text:span text:style-name="T20">Данные должны писать на латинском и цифрами</text:span></text:p>
      <text:p text:style-name="P8"><text:span text:style-name="T61">2,</text:span>4 <text:span text:style-name="T20">При вводе </text:span><text:span text:style-name="T21">другого</text:span><text:span text:style-name="T20"> языка </text:span><text:span text:style-name="T21">отображать</text:span><text:span text:style-name="T20"> на этом поле « Используйте Латинские буквы </text:span></text:p>
      <text:p text:style-name="P5"><text:span text:style-name="T61">2</text:span>,5 <text:span text:style-name="T25">Уведомления о запросе персональных данных </text:span><text:span text:style-name="T26">на майл </text:span></text:p>
      <text:p text:style-name="P5"><text:span text:style-name="T61">2,</text:span>6 <text:s/><text:span text:style-name="T25">Согласие на получения персональных данных </text:span><text:span text:style-name="T20">на двух языках ( русский, английский)</text:span></text:p>
      <text:p text:style-name="P5"><text:s/><text:span text:style-name="T61">2</text:span>,7 <text:span text:style-name="T25">Согласия о хранения персональных данных </text:span><text:span text:style-name="T23">в облаке компании</text:span></text:p>
      <text:p text:style-name="P6"><text:span text:style-name="T61">2,</text:span>8 <text:span text:style-name="T24">(Персональные данные <text:s/>засекречены) должен отображен ниже экрана на видном месте</text:span></text:p>
      <text:p text:style-name="P27"/>
      <text:p text:style-name="P9">APPLICATION LOGIN *<text:span text:style-name="T61">3</text:span></text:p>
      <text:p text:style-name="P6"/>
      <text:p text:style-name="P6"/>
      <text:p text:style-name="P11"><text:span text:style-name="T61">3</text:span>,1 <text:span text:style-name="T22">При неверной указанном </text:span><text:span text:style-name="T20">пороли</text:span><text:span text:style-name="T22"> отображать на экране «НЕВЕРНО ВВЕДЕН ПОРОЛ» </text:span><text:span text:style-name="T30"><text:s/></text:span></text:p>
      <text:p text:style-name="P11"><text:span text:style-name="T61">3,2</text:span><text:span text:style-name="T30"> </text:span><text:span text:style-name="T29">При видения порола можно было скрывать и отображать с помощью значка глаз</text:span></text:p>
      <text:p text:style-name="P11"><text:span text:style-name="T61">3,3 </text:span><text:span text:style-name="T22">При неверной указанном номер телефона отображать на экран «НЕВЕРНО ВВЕДЕН НОМЕР ТЕЛЕФОНА»</text:span></text:p>
      <text:p text:style-name="P26"><text:span text:style-name="T55">3</text:span><text:span text:style-name="T52">,4</text:span><text:span text:style-name="T57"> При</text:span> <text:s/><text:span text:style-name="T8">неверном указаны логина и пороля « такой пользователь не существует»</text:span></text:p>
      <text:p text:style-name="P7"><text:span text:style-name="T61">3,5 </text:span><text:span text:style-name="T22">При </text:span><text:span text:style-name="T47">входа</text:span><text:span text:style-name="T22"> запрашивать номер телефона и пароль</text:span></text:p>
      <text:p text:style-name="P26"/>
      <text:p text:style-name="P12"><text:span text:style-name="T57"><text:s/>R</text:span>ecoverability<text:span text:style-name="T61">4</text:span></text:p>
      <text:p text:style-name="P12"/>
      <text:p text:style-name="P13"><text:span text:style-name="T61">4</text:span>,1<text:span text:style-name="T31">При восстановления аккаунта требовать электронную почту или номер телефона <text:s/></text:span></text:p>
      <text:p text:style-name="P13"><text:span text:style-name="T61">4</text:span>,2<text:span text:style-name="T19"> </text:span><text:span text:style-name="T31">При использовании </text:span><text:span text:style-name="T32">правильный <text:s/></text:span><text:span text:style-name="T31">эл.почту дать обратную связь виде </text:span><text:span text:style-name="T21">в видите</text:span><text:span text:style-name="T31"> новый пароль </text:span></text:p>
      <text:p text:style-name="P14"><text:span text:style-name="T61">4</text:span>,3 <text:span text:style-name="T31">При использовании </text:span><text:span text:style-name="T32">правильный </text:span><text:span text:style-name="T31"><text:s/>номер телефона дать обратную связь </text:span><text:span text:style-name="T21">в виде</text:span><text:span text:style-name="T31"> </text:span><text:span text:style-name="T21">письма</text:span><text:span text:style-name="T31"> с </text:span><text:span text:style-name="T21">ссылкой </text:span></text:p>
      <text:p text:style-name="P29"><text:span text:style-name="T55">4</text:span><text:span text:style-name="T52">,4</text:span><text:span text:style-name="T57"> </text:span>Ссылка должен перевести в страницу для создания нового порола</text:p>
      <text:p text:style-name="P15"><text:span text:style-name="T61">4</text:span>,5 <text:span text:style-name="T19">При неверном эл.почту дать обратный связь «Такой пользователь не существует »</text:span></text:p>
      <text:p text:style-name="P17"><text:span text:style-name="T61">4</text:span>,6 <text:s/><text:span text:style-name="T19">При неверном номер телефона <text:s text:c="2"/>дать обратный связь «Такой пользователь не существует </text:span></text:p>
      <text:p text:style-name="P34"/>
      <text:p text:style-name="P17">Мain functions<text:span text:style-name="T61">5-6</text:span></text:p>
      <text:p text:style-name="P15"/>
      <text:p text:style-name="P15"><text:soft-page-break/><text:span text:style-name="T61">5</text:span>,1 <text:span text:style-name="T27">Должен построить маршрут <text:s/>по геолокации </text:span><text:span text:style-name="T33">(если оба пользователя находятся в одном <text:s/>городе,если нет <text:s/>то только местоположение</text:span></text:p>
      <text:p text:style-name="P15"><text:span text:style-name="T61">5,</text:span>2 <text:span text:style-name="T34">Приложение должно иметь возможность добавление дополнительных устройств,на одного пользователя 5 устройств </text:span><text:span text:style-name="T35">подключенных к телефону 2пользователя </text:span></text:p>
      <text:p text:style-name="P15"><text:span text:style-name="T61">5,</text:span>3 <text:span text:style-name="T31">Должен иметь функцию при подключение 1 пользователя к 2 пользователю создания дополнительного порола</text:span></text:p>
      <text:p text:style-name="P15"><text:span text:style-name="T61">5,</text:span>4 <text:span text:style-name="T34">При потере 2 пользователя телефон,часы, наушники иметь возможность </text:span><text:span text:style-name="T36">в приложении </text:span><text:span text:style-name="T34">1ползовател блокировать устройство при </text:span><text:span text:style-name="T31">помощи дополнительного пароля </text:span></text:p>
      <text:p text:style-name="P15"><text:span text:style-name="T61">5,</text:span>5 <text:span text:style-name="T37">Должен работать на 6 языках(Армянский,Русский,Английский,Французски,Польский, Украинский )</text:span></text:p>
      <text:p text:style-name="P16"><text:span text:style-name="T61">5</text:span>,6 <text:span text:style-name="T37">Определить часовой пояс где находится пользователь</text:span></text:p>
      <text:p text:style-name="P16"><text:span text:style-name="T61">5,7 </text:span><text:span text:style-name="T31">Показывать <text:s/>пользователям какой процент заряд <text:s/>батареи</text:span></text:p>
      <text:p text:style-name="P16"><text:span text:style-name="T61">5,8</text:span><text:span text:style-name="T37"> </text:span><text:span text:style-name="T38">При выборе команды должен реагировать за 2 секунды</text:span></text:p>
      <text:p text:style-name="P16"><text:span text:style-name="T61">5,9</text:span><text:span text:style-name="T38">При выключенном устройстве 2 пользователя показывать </text:span><text:span text:style-name="T29">последний </text:span><text:span text:style-name="T38">местоположения первому пользователю при помощью спутника «Сфера» </text:span></text:p>
      <text:p text:style-name="P31"><text:span text:style-name="T55">6</text:span><text:span text:style-name="T53">.0</text:span><text:span text:style-name="T58"> </text:span>Должен иметь окно с настройками :удалить устройство, добавить устройство, параметры языка</text:p>
      <text:p text:style-name="P18"><text:span text:style-name="T61">6</text:span>.1 <text:span text:style-name="T21">Автоматическое обновления местоположения при использовании</text:span></text:p>
      <text:p text:style-name="P30"/>
      <text:p text:style-name="P30"/>
      <text:p text:style-name="P20">T<text:span text:style-name="T14">echnical specifications 7</text:span></text:p>
      <text:p text:style-name="P20"/>
      <text:p text:style-name="P18"><text:span text:style-name="T61">7</text:span>,1 <text:span text:style-name="T29">Размер приложения не должен перевешать 500мб </text:span></text:p>
      <text:p text:style-name="P18"><text:span text:style-name="T61">7</text:span>,2<text:span text:style-name="T19"> </text:span><text:span text:style-name="T39">При открытия приложения параметры фона экрана белый или черный по выбору </text:span></text:p>
      <text:p text:style-name="P18"><text:span text:style-name="T61">7</text:span>,3 <text:span text:style-name="T40">Иметь возможность создать или изменять названия 2 пользователя </text:span></text:p>
      <text:p text:style-name="P18"><text:span text:style-name="T61">7</text:span>,4 <text:span text:style-name="T41">Иметь возможность менять размер шрифта</text:span></text:p>
      <text:p text:style-name="P32"><text:span text:style-name="T55">7</text:span><text:span text:style-name="T53">,5</text:span><text:span text:style-name="T58"> </text:span>Иметь возможность воспроизведения звука при находке потерянного устройства</text:p>
      <text:p text:style-name="P18"><text:span text:style-name="T61">7</text:span>,6 <text:span text:style-name="T42">Составление проекта определение (геолокации мобильного устройства </text:span><text:span text:style-name="T33">через приложения яндекс карта</text:span><text:span text:style-name="T42">)</text:span></text:p>
      <text:p text:style-name="P18"><text:span text:style-name="T61">7,</text:span>7 <text:span text:style-name="T43">Работа на платформе <text:s/>IOS 10 и (последующий ) и ANDROID</text:span><text:span text:style-name="T42"> </text:span><text:span text:style-name="T43">12 и (последующий),те устройство что поддерживает </text:span></text:p>
      <text:p text:style-name="P25"><text:span text:style-name="T55">7</text:span><text:span text:style-name="T53">,8 </text:span>Продукт должен работать 4G , 5G и с помощью <text:s/>спутника «<text:span text:style-name="T2">Сфера»(при отсутствие интернета) </text:span></text:p>
      <text:p text:style-name="P35"/>
      <text:p text:style-name="P21">Paid services <text:span text:style-name="T61">8</text:span></text:p>
      <text:p text:style-name="P2"/>
      <text:p text:style-name="P18"><text:span text:style-name="T61">8</text:span>,1<text:span text:style-name="T24">Должен иметь 2 вида доп <text:s/>платных функции </text:span><text:span text:style-name="T21"><text:s/></text:span></text:p>
      <text:p text:style-name="P18"><text:span text:style-name="T61">8</text:span>,2<text:span text:style-name="T24"> 3 месяца должен работать бесплатно далее каждого месяца 20 числа запрашивать о снятии <text:s/>оплати </text:span><text:span text:style-name="T44">30$ </text:span><text:span text:style-name="T24">и доп. оплати на электронную почту </text:span></text:p>
      <text:p text:style-name="P19"><text:span text:style-name="T61">8</text:span>,3 <text:span text:style-name="T19">При не оплате доп. Услуг автоматическая приостоновка </text:span></text:p>
      <text:p text:style-name="P19"><text:span text:style-name="T61">8,4 </text:span><text:span text:style-name="T24">Чтобы выбрать фона экрана кроме стандартного 10 (</text:span><text:span text:style-name="T45">$</text:span><text:span text:style-name="T24">)</text:span></text:p>
      <text:p text:style-name="P19"><text:span text:style-name="T61">8,5</text:span><text:span text:style-name="T46"> </text:span><text:span text:style-name="T44">Сменить значок местоположения </text:span><text:span text:style-name="T24"><text:s/></text:span><text:span text:style-name="T44">10 $ </text:span></text:p>
      <text:p text:style-name="P19"><text:span text:style-name="T61">8,6 </text:span><text:span text:style-name="T44">Дополнительные фон экрана должна бить 5 видов. Рисунки </text:span><text:span text:style-name="T45">по 10 штук </text:span><text:span text:style-name="T44">глобуса ,природа, мультяшки ,звери, </text:span><text:span text:style-name="T45">цветные фоны</text:span></text:p>
      <text:p text:style-name="P33"><text:span text:style-name="T55">8</text:span><text:span text:style-name="T54">,7</text:span><text:span text:style-name="T59"> </text:span>Значок место положены в виде машины 3шт, самолет 5 шт ,звери 5шт</text:p>
      <text:p text:style-name="P33"/>
      <text:p text:style-name="P33"/>
      <text:p text:style-name="P22"><text:span text:style-name="T59">A</text:span>pp icon <text:span text:style-name="T61">9</text:span></text:p>
      <text:p text:style-name="P23"><text:span text:style-name="T61">9</text:span>,1 <text:span text:style-name="T39">Значок устройства отображается в виде глаза на темном фоне</text:span></text:p>
      <text:p text:style-name="P33"/>
      <text:p text:style-name="P33"/>
      <text:p text:style-name="P33"/>
      <text:p text:style-name="P33"><text:soft-page-break/></text:p>
      <text:p text:style-name="P33"/>
      <text:p text:style-name="P33">********************************************************************************</text:p>
      <text:p text:style-name="P1"/>
      <text:list xml:id="list828155320" text:style-name="L1">
        <text:list-item>
          <text:p text:style-name="P38">Составление проекта определение (геолокации мобильного устройства <text:span text:style-name="T2">через приложения яндекс карта</text:span>)</text:p>
        </text:list-item>
        <text:list-item>
          <text:p text:style-name="P39"><text:span text:style-name="T1">Работа на платформе <text:s/>IOS 10 и (последующий ) и ANDROID</text:span> <text:span text:style-name="T1">12 и (последующий),те устройство что поддерживает </text:span></text:p>
        </text:list-item>
        <text:list-item>
          <text:p text:style-name="P40">Продукт должен работать 4G , 5G и с помощью <text:s/>спутника «<text:span text:style-name="T2">Сфера»(при отсутствие интернета) </text:span></text:p>
        </text:list-item>
        <text:list-item>
          <text:p text:style-name="P41">При регистрации в приложении запрашивать персональные данные(Ф.И.О) <text:s/><text:span text:style-name="T9">и номер телефона </text:span></text:p>
        </text:list-item>
        <text:list-item>
          <text:p text:style-name="P44">На середине экрана <text:span text:style-name="T14">должно</text:span> выйти <text:span text:style-name="T16">окно</text:span> <text:s/>отдельно от друг друга для <text:span text:style-name="T14">заполнении </text:span><text:s/>персональных данных и номер телефона </text:p>
        </text:list-item>
        <text:list-item>
          <text:p text:style-name="P44"><text:s/><text:span text:style-name="T10">Данные должны писать на латинском и цифрами </text:span></text:p>
        </text:list-item>
        <text:list-item>
          <text:p text:style-name="P67"><text:span text:style-name="T11">При вводе </text:span><text:span text:style-name="T12">другого</text:span><text:span text:style-name="T11"> языка </text:span><text:span text:style-name="T12">отображать</text:span><text:span text:style-name="T11"> на этом поле « Используйте Латинские „</text:span></text:p>
        </text:list-item>
        <text:list-item>
          <text:p text:style-name="P45">Уведомления о запросе персональных данных <text:span text:style-name="T7">на майл </text:span></text:p>
        </text:list-item>
        <text:list-item>
          <text:p text:style-name="P45">Согласие на получения персональных данных <text:span text:style-name="T10">на двух языках ( русский, английский) <text:s/></text:span></text:p>
        </text:list-item>
        <text:list-item>
          <text:p text:style-name="P45">Согласия о хранения персональных данных <text:span text:style-name="T9">в облаке компании </text:span></text:p>
        </text:list-item>
        <text:list-item>
          <text:p text:style-name="P41"><text:span text:style-name="T16">(Персональные данные должны <text:s/>засекречены) должен отображен ниже экрана на видном месте <text:s text:c="3"/></text:span><text:s/></text:p>
        </text:list-item>
        <text:list-item>
          <text:p text:style-name="P46">Должен построить маршрут <text:s/>по геолокации <text:span text:style-name="T2">(если оба пользователя находятся в одном <text:s/>городе,если нет <text:s/>то только местоположение</text:span></text:p>
        </text:list-item>
        <text:list-item>
          <text:p text:style-name="P46">При <text:span text:style-name="T3">скачивании </text:span><text:s/>запрашивать <text:span text:style-name="T9">электронная почта и получить код авторизации для создания порола </text:span></text:p>
        </text:list-item>
        <text:list-item>
          <text:p text:style-name="P47"><text:span text:style-name="T14">С</text:span>оздать окно <text:span text:style-name="T10">добавления</text:span> пароля</text:p>
        </text:list-item>
        <text:list-item>
          <text:p text:style-name="P48">Порол должен состоять из латинских букв и цифр </text:p>
        </text:list-item>
        <text:list-item>
          <text:p text:style-name="P48">Длина <text:s/>пароля должен бить минимум 6 максимум 12 </text:p>
        </text:list-item>
        <text:list-item>
          <text:p text:style-name="P42">При установке запрашивать номер телефона и пароль </text:p>
        </text:list-item>
        <text:list-item>
          <text:p text:style-name="P42">При неверной указанном <text:span text:style-name="T10">пороли</text:span> отображать на экране «НЕВЕРНО ВВЕДЕН ПОРОЛ»</text:p>
        </text:list-item>
        <text:list-item>
          <text:p text:style-name="P51">При видения порола можно было скрывать и отображать с помощью значка глаз</text:p>
        </text:list-item>
        <text:list-item>
          <text:p text:style-name="P43">При неверной указанном номер телефона отображать на экран «НЕВЕРНО ВВЕДЕН НОМЕР ТЕЛЕФОНА»</text:p>
        </text:list-item>
        <text:list-item>
          <text:p text:style-name="P43"><text:span text:style-name="T10">При</text:span> <text:s/><text:span text:style-name="T8">неверном указаны логина и пороля « такой пользователь не существует»</text:span></text:p>
        </text:list-item>
        <text:list-item>
          <text:p text:style-name="P52">Приложение должно иметь возможность добавление дополнительных устройств,на одного пользователя 5 устройств <text:span text:style-name="T5">подключенных к телефону 2пользователя </text:span></text:p>
        </text:list-item>
        <text:list-item>
          <text:p text:style-name="P52"><text:span text:style-name="T13">Должен иметь функцию при подключение 1 пользователя к 2 пользователю создания дополнительного порола <text:s/></text:span><text:s text:c="2"/></text:p>
        </text:list-item>
        <text:list-item>
          <text:p text:style-name="P53">При потере 2 пользователя телефон,часы, наушники иметь возможность <text:span text:style-name="T8">в приложении </text:span>1ползовател блокировать устройство при <text:span text:style-name="T13">помощи дополнительного пароля </text:span></text:p>
        </text:list-item>
        <text:list-item>
          <text:p text:style-name="P54">Должен работать на 6 языках(Армянский,Русский,Английский,Французски,Польский, Украинский )</text:p>
        </text:list-item>
        <text:list-item>
          <text:p text:style-name="P54">Определить часовой пояс где находится пользователь</text:p>
        </text:list-item>
        <text:list-item>
          <text:p text:style-name="P56">Показывать <text:s/>пользователям какой процент заряд <text:s/>батареи</text:p>
        </text:list-item>
        <text:list-item>
          <text:p text:style-name="P55"><text:s/><text:span text:style-name="T6">При выборе команды должен реагировать за 2 секунды</text:span></text:p>
        </text:list-item>
        <text:list-item>
          <text:p text:style-name="P58">При выключенном устройстве 2 пользователя показывать <text:span text:style-name="T15">последний </text:span>местоположения первому пользователю при помощью спутника «Сфера» </text:p>
        </text:list-item>
        <text:list-item>
          <text:p text:style-name="P59">Должен иметь окно с настройками :удалить устройство, добавить устройство, параметры языка</text:p>
        </text:list-item>
        <text:list-item>
          <text:p text:style-name="P48">Автоматическое обновления местоположения при использовании </text:p>
        </text:list-item>
        <text:list-item>
          <text:p text:style-name="P59">Значок устройства отображается в виде глаза на темном фоне </text:p>
        </text:list-item>
        <text:list-item>
          <text:p text:style-name="P51">Размер приложения не должен перевешать 500мб </text:p>
        </text:list-item>
        <text:list-item>
          <text:p text:style-name="P60"><text:soft-page-break/>При открытия приложения параметры фона экрана белый или черный по выбору </text:p>
        </text:list-item>
        <text:list-item>
          <text:p text:style-name="P61">Иметь возможность создать или изменять названия 2 пользователя </text:p>
        </text:list-item>
        <text:list-item>
          <text:p text:style-name="P62">Иметь возможность менять размер шрифта</text:p>
        </text:list-item>
        <text:list-item>
          <text:p text:style-name="P62">Иметь возможность воспроизведения звука при находке потерянного устройства</text:p>
        </text:list-item>
        <text:list-item>
          <text:p text:style-name="P57">При восстановления аккаунта требовать электронную почту или номер телефона <text:s/></text:p>
        </text:list-item>
        <text:list-item>
          <text:p text:style-name="P57">При использовании эл.почту дать обратную связь виде <text:span text:style-name="T14">в видите</text:span> новый пароль </text:p>
        </text:list-item>
        <text:list-item>
          <text:p text:style-name="P57">При использовании номер телефона дать обратную связь <text:span text:style-name="T14">в виде</text:span> <text:span text:style-name="T14">письма</text:span> с <text:span text:style-name="T14">ссылкой </text:span></text:p>
        </text:list-item>
        <text:list-item>
          <text:p text:style-name="P49">Ссылка должен перевести в страницу для создания нового порола</text:p>
        </text:list-item>
        <text:list-item>
          <text:p text:style-name="P50"><text:span text:style-name="T16">Должен иметь 2 вида доп <text:s/>платных функции </text:span><text:s/></text:p>
        </text:list-item>
        <text:list-item>
          <text:p text:style-name="P63">Первый 3 месяца должен работать бесплатно далее каждого месяца 20 числа запрашивать о снятии <text:s/>оплати <text:span text:style-name="T17">30$ </text:span>и доп. оплати на электронную почту </text:p>
        </text:list-item>
        <text:list-item>
          <text:p text:style-name="P64">При не оплате доп. Услуг автоматическая приостоновка </text:p>
        </text:list-item>
        <text:list-item>
          <text:p text:style-name="P63">Чтобы выбрать фона экрана кроме стандартного 10 (<text:span text:style-name="T18">$</text:span>)</text:p>
        </text:list-item>
        <text:list-item>
          <text:p text:style-name="P63"><text:span text:style-name="T17">Сменить значок местоположения </text:span><text:s/><text:span text:style-name="T17">10 $ </text:span></text:p>
        </text:list-item>
        <text:list-item>
          <text:p text:style-name="P65">Дополнительные фон экрана должна бить 5 видов. Рисунки <text:span text:style-name="T18">по 10 штук </text:span>глобуса ,природа, мультяшки ,звери, <text:span text:style-name="T18">цветные фоны</text:span></text:p>
        </text:list-item>
        <text:list-item>
          <text:p text:style-name="P66">Значок место положены в виде машины 3шт, самолет 5 шт ,звери 5шт</text:p>
          <text:p text:style-name="P61"/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9:35:34.422247558</meta:creation-date>
    <dc:date>2022-11-17T11:43:06.071422997</dc:date>
    <meta:editing-duration>PT7H41M2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111" meta:word-count="1149" meta:character-count="8225" meta:non-whitespace-character-count="7117"/>
  </office:meta>
</office:document-meta>
</file>